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3.932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fo:border="0.0008in solid #000000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1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2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test sheet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48" table:default-cell-style-name="ce8"/>
        <table:table-row table:style-name="ro2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3">
          <table:table-cell table:style-name="ce2" office:value-type="string">
            <text:p>Date</text:p>
          </table:table-cell>
          <table:table-cell table:style-name="ce9" office:value-type="date" office:date-value="2007-04-09" table:number-columns-spanned="2" table:number-rows-spanned="1">
            <text:p>04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1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3"/>
          <table:table-cell table:style-name="ce18" office:value-type="string">
            <text:p>P</text:p>
          </table:table-cell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 office:value-type="string">
            <text:p>P</text:p>
          </table:table-cell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 office:value-type="string">
            <text:p>C</text:p>
          </table:table-cell>
          <table:table-cell table:style-name="ce22"/>
          <table:table-cell table:style-name="ce7"/>
          <table:table-cell table:number-columns-repeated="248"/>
        </table:table-row>
        <table:table-row table:style-name="ro1" table:number-rows-repeated="16">
          <table:table-cell table:style-name="ce7" table:number-columns-repeated="8"/>
          <table:table-cell table:number-columns-repeated="248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13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04T13:55:14</dc:date>
    <dc:language>en-US</dc:language>
    <meta:editing-cycles>32</meta:editing-cycles>
    <meta:editing-duration>PT3H7M50S</meta:editing-duration>
    <meta:user-defined meta:name="Info 1"/>
    <meta:user-defined meta:name="Info 2"/>
    <meta:user-defined meta:name="Info 3"/>
    <meta:user-defined meta:name="Info 4"/>
    <meta:document-statistic meta:table-count="2" meta:cell-count="35"/>
  </office:meta>
</office:document-meta>
</file>